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  <style:style style:name="T1" style:family="text">
      <style:text-properties officeooo:rsid="00155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auto_0d33967e">Lorem ipsum dolor sit amet, </text:span><text:span text:style-name="auto_ae021aa4">consectetur adipisicing elit</text:span><text:line-break/><text:span text:style-name="auto_ad68064a">Sed do eiusmod tempor incididunt ut labore et dolore magna aliqua.</text:span><text:tab/><text:span text:style-name="auto_380168c1">— after a tab —</text:span></text:p>
      <text:p text:style-name="Standard">For more information, visit <text:a xlink:href="https://www.openai.com" xlink:type="simple" xlink:show="new"><text:span text:style-name="auto_3654d2ab">OpenAI</text:span></text:a>.</text:p>
      <text:p text:style-name="Standard">Column A<text:tab/><text:span text:style-name="auto_2dfa6553">Column B</text:span><text:tab/><text:span text:style-name="auto_f4440c60">Column C</text:span></text:p>
      <text:p text:style-name="CustomTabs"><text:tab/>Left stop<text:tab/>Center stop<text:tab/>Right stop</text:p>
      <text:p text:style-name="Standard"/>
      <text:p text:style-name="Standard"><text:span text:style-name="auto_ecd9824f">Chapter 1: Introduction to ODT templating</text:span></text:p>
      <text:p text:style-name="Standard"><text:span text:style-name="auto_b9e996a9">ODT templating allows you to replace placeholders with complex structures.</text:span></text:p>
      <text:p text:style-name="Standard"><text:span text:style-name="auto_b9e996a9">RichText, Tables, Images, Conditional Logic and more.</text:span></text:p>
      <text:p text:style-name="Standard"/>
      <text:list text:style-name="Bullet_20_Symbol">
        <text:list-item>
          <text:p text:style-name="Bullet_20_Symbol"><text:span text:style-name="auto_dbed9d14">Supports bullet lists out of the box</text:span></text:p>
        </text:list-item>
      </text:list>
      <text:list text:style-name="Bullet_20_Symbol">
        <text:list-item>
          <text:p text:style-name="Bullet_20_Symbol"><text:span text:style-name="auto_dbed9d14">Easy syntax, automatic styling</text:span></text:p>
        </text:list-item>
      </text:list>
      <text:list text:style-name="Bullet_20_Symbol">
        <text:list-item>
          <text:p text:style-name="Bullet_20_Symbol"><text:span text:style-name="auto_dbed9d14">Customizable list styles</text:span></text:p>
        </text:list-item>
      </text:list>
      <text:p text:style-name="Standard"/>
      <text:list text:style-name="Numbering_20_Symbol">
        <text:list-item>
          <text:p text:style-name="Numbering_20_Symbol"><text:span text:style-name="auto_0d33967e">First numbered item</text:span></text:p>
        </text:list-item>
      </text:list>
      <text:list text:style-name="Numbering_20_Symbol">
        <text:list-item>
          <text:p text:style-name="Numbering_20_Symbol"><text:span text:style-name="auto_0d33967e">Second numbered item</text:span></text:p>
        </text:list-item>
      </text:list>
      <text:list text:style-name="Numbering_20_Symbol">
        <text:list-item>
          <text:p text:style-name="Numbering_20_Symbol"><text:span text:style-name="auto_0d33967e">Third numbered item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ustomTabs" style:family="paragraph" style:parent-style-name="Standard" style:class="text">
      <style:paragraph-properties fo:margin-top="0.3cm" fo:margin-bottom="0.3cm">
        <style:tab-stops>
          <style:tab-stop style:position="4cm" style:type="left"/>
          <style:tab-stop style:position="8cm" style:type="center"/>
          <style:tab-stop style:position="12cm" style:type="right"/>
        </style:tab-stops>
      </style:paragraph-properties>
    </style:style>
    <style:style style:name="auto_0d33967e" style:family="text" style:parent-style-name="Standard">
      <style:text-properties fo:font-style="italic"/>
    </style:style>
    <style:style style:name="auto_ae021aa4" style:family="text" style:parent-style-name="Standard">
      <style:text-properties fo:font-weight="bold" fo:color="#c0392b"/>
    </style:style>
    <style:style style:name="auto_ad68064a" style:family="text" style:parent-style-name="Standard">
      <style:text-properties fo:color="#2980b9"/>
    </style:style>
    <style:style style:name="auto_380168c1" style:family="text" style:parent-style-name="Standard">
      <style:text-properties/>
    </style:style>
    <style:style style:name="auto_3654d2ab" style:family="text" style:parent-style-name="Standard">
      <style:text-properties style:text-underline-style="solid" style:text-underline-type="single" style:text-underline-width="auto" fo:color="#2980b9"/>
    </style:style>
    <style:style style:name="auto_2dfa6553" style:family="text" style:parent-style-name="Standard">
      <style:text-properties fo:color="#27ae60"/>
    </style:style>
    <style:style style:name="auto_f4440c60" style:family="text" style:parent-style-name="Standard">
      <style:text-properties fo:font-weight="bold"/>
    </style:style>
    <style:style style:name="auto_ecd9824f" style:family="text" style:parent-style-name="Standard">
      <style:text-properties fo:font-weight="bold" fo:color="#7f8c8d" fo:font-size="10pt"/>
    </style:style>
    <style:style style:name="auto_b9e996a9" style:family="text" style:parent-style-name="Standard">
      <style:text-properties fo:color="#7f8c8d" fo:font-size="10pt"/>
    </style:style>
    <style:style style:name="auto_dbed9d14" style:family="text" style:parent-style-name="Standard">
      <style:text-properties fo:color="#2c3e50"/>
    </style:style>
    <style:style style:name="CustomTabs" style:family="paragraph" style:parent-style-name="Standard" style:class="text">
      <style:paragraph-properties fo:margin-top="0.3cm" fo:margin-bottom="0.3cm">
        <style:tab-stops>
          <style:tab-stop style:position="4cm" style:type="left"/>
          <style:tab-stop style:position="8cm" style:type="center"/>
          <style:tab-stop style:position="12cm" style:type="right"/>
        </style:tab-stops>
      </style:paragraph-properties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29T21:15:20.531920938</dc:date>
    <meta:editing-duration>PT3M44S</meta:editing-duration>
    <meta:editing-cycles>3</meta:editing-cycles>
    <meta:generator>LibreOffice/24.2.7.2$Linux_X86_64 LibreOffice_project/420$Build-2</meta:generator>
    <meta:keyword>richtext paragraphs styles hyperlinks lists template</meta:keyword>
    <dc:coverage>An example showcasing how to generate a styled RichText block including mixed inline formatting, hyperlinks, line breaks, tab stops, and lists.</dc:coverage>
    <dc:publisher>Walter Dietz</dc:publisher>
    <dc:rights>MIT</dc:rights>
    <dc:source>https://github.com/WaltDietzney/odt-template-engine</dc:source>
    <dc:subject>Demonstration of RichText with Styles, Tabs, and Lists</dc:subject>
    <dc:title>Sample 9 RichText Paragraph Block Example</dc:title>
    <meta:document-statistic meta:table-count="0" meta:image-count="0" meta:object-count="0" meta:page-count="1" meta:paragraph-count="1" meta:word-count="1" meta:character-count="13" meta:non-whitespace-character-count="13"/>
  </office:meta>
</office:document-meta>
</file>